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6pt" officeooo:rsid="0006b427" officeooo:paragraph-rsid="0006b427" style:font-size-asian="16pt" style:font-size-complex="16pt"/>
    </style:style>
    <style:style style:name="P2" style:family="paragraph" style:parent-style-name="Standard">
      <style:text-properties fo:color="#158466" loext:opacity="100%" fo:font-size="16pt" officeooo:rsid="0006b427" officeooo:paragraph-rsid="0006b427" style:font-size-asian="16pt" style:font-size-complex="16pt"/>
    </style:style>
    <style:style style:name="P3" style:family="paragraph" style:parent-style-name="Standard">
      <style:paragraph-properties style:line-height-at-least="0.503cm"/>
      <style:text-properties fo:color="#f8f8f2" loext:opacity="100%" style:font-name="Consolas" fo:font-size="10.5pt" fo:font-weight="normal" fo:background-color="#282a36"/>
    </style:style>
    <style:style style:name="P4" style:family="paragraph" style:parent-style-name="Standard">
      <loext:graphic-properties draw:fill="none" draw:fill-color="#ffffff"/>
      <style:paragraph-properties style:line-height-at-least="0.503cm" fo:background-color="transparent"/>
      <style:text-properties fo:color="#f8f8f2" loext:opacity="100%" fo:font-size="10.5pt" fo:background-color="transparent"/>
    </style:style>
    <style:style style:name="P5" style:family="paragraph" style:parent-style-name="Standard">
      <loext:graphic-properties draw:fill="none" draw:fill-color="#ffffff"/>
      <style:paragraph-properties style:line-height-at-least="0.503cm" fo:background-color="transparent"/>
      <style:text-properties style:use-window-font-color="true" loext:opacity="0%" style:font-name="Consolas" fo:font-size="10.5pt" fo:font-weight="normal" officeooo:rsid="00072970" officeooo:paragraph-rsid="00072970" fo:background-color="transparent" style:font-size-asian="13pt" style:font-size-complex="13pt"/>
    </style:style>
    <style:style style:name="P6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7" style:family="paragraph" style:parent-style-name="Standard">
      <loext:graphic-properties draw:fill="none" draw:fill-color="#ffffff"/>
      <style:paragraph-properties style:line-height-at-least="0.503cm" fo:background-color="transparent"/>
      <style:text-properties style:use-window-font-color="true" loext:opacity="0%" style:font-name="Consolas" fo:font-size="10.5pt" fo:font-weight="normal" officeooo:paragraph-rsid="00072970" fo:background-color="transparent"/>
    </style:style>
    <style:style style:name="P8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9" style:family="paragraph" style:parent-style-name="Standard">
      <loext:graphic-properties draw:fill="none" draw:fill-color="#ffffff"/>
      <style:paragraph-properties fo:background-color="transparent"/>
      <style:text-properties fo:color="#000000" loext:opacity="100%" style:font-name="Consolas" fo:font-size="10.5pt" fo:font-weight="normal" officeooo:paragraph-rsid="0006b427" fo:background-color="transparent"/>
    </style:style>
    <style:style style:name="P10" style:family="paragraph" style:parent-style-name="Standard">
      <loext:graphic-properties draw:fill="none" draw:fill-color="#ffffff"/>
      <style:paragraph-properties style:line-height-at-least="0.503cm" fo:background-color="transparent"/>
      <style:text-properties fo:color="#000000" loext:opacity="100%" style:font-name="Consolas" fo:font-size="10.5pt" fo:font-weight="normal" fo:background-color="transparent"/>
    </style:style>
    <style:style style:name="P11" style:family="paragraph" style:parent-style-name="Standard">
      <loext:graphic-properties draw:fill="none" draw:fill-color="#ffffff"/>
      <style:paragraph-properties style:line-height-at-least="0.503cm" fo:background-color="transparent"/>
      <style:text-properties fo:color="#f8f8f2" loext:opacity="100%" style:font-name="Consolas" fo:font-size="10.5pt" fo:font-weight="normal" officeooo:rsid="00072970" fo:background-color="#282a36"/>
    </style:style>
    <style:style style:name="P12" style:family="paragraph" style:parent-style-name="Standard">
      <loext:graphic-properties draw:fill="none" draw:fill-color="#ffffff"/>
      <style:paragraph-properties style:line-height-at-least="0.503cm" fo:background-color="transparent"/>
      <style:text-properties style:use-window-font-color="true" loext:opacity="0%" style:font-name="Consolas" fo:font-size="13pt" fo:font-weight="normal" officeooo:rsid="00072970" officeooo:paragraph-rsid="00072970" fo:background-color="transparent" style:font-size-asian="13pt" style:font-size-complex="13pt"/>
    </style:style>
    <style:style style:name="P13" style:family="paragraph" style:parent-style-name="Standard">
      <loext:graphic-properties draw:fill="none" draw:fill-color="#ffffff"/>
      <style:paragraph-properties style:line-height-at-least="0.503cm" fo:background-color="transparent"/>
      <style:text-properties style:use-window-font-color="true" loext:opacity="0%" style:font-name="Consolas" fo:font-size="13pt" fo:font-weight="normal" officeooo:rsid="00072970" officeooo:paragraph-rsid="00072970" fo:background-color="transparent" style:font-size-asian="13pt" style:font-size-complex="13pt"/>
    </style:style>
    <style:style style:name="P14" style:family="paragraph" style:parent-style-name="Standard">
      <loext:graphic-properties draw:fill="none" draw:fill-color="#ffffff"/>
      <style:paragraph-properties style:line-height-at-least="0.503cm" fo:background-color="transparent"/>
      <style:text-properties style:use-window-font-color="true" loext:opacity="0%" style:font-name="Consolas" fo:font-size="10.5pt" fo:font-weight="normal" officeooo:rsid="00072970" officeooo:paragraph-rsid="00072970" fo:background-color="transparent" style:font-size-asian="13pt" style:font-size-complex="13pt"/>
    </style:style>
    <style:style style:name="P15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16" style:family="paragraph" style:parent-style-name="Standard">
      <style:text-properties style:use-window-font-color="true" loext:opacity="0%" fo:font-size="14pt" officeooo:rsid="0006b427" officeooo:paragraph-rsid="0006b427" style:font-size-asian="14pt" style:font-size-complex="14pt"/>
    </style:style>
    <style:style style:name="T1" style:family="text">
      <style:text-properties fo:color="#ff79c6" loext:opacity="100%"/>
    </style:style>
    <style:style style:name="T2" style:family="text">
      <style:text-properties fo:color="#bd93f9" loext:opacity="100%"/>
    </style:style>
    <style:style style:name="T3" style:family="text">
      <style:text-properties style:font-name="Consolas" fo:font-weight="normal"/>
    </style:style>
    <style:style style:name="T4" style:family="text">
      <style:text-properties style:font-name="Consolas" fo:font-weight="normal" officeooo:rsid="00072970"/>
    </style:style>
    <style:style style:name="T5" style:family="text">
      <style:text-properties fo:color="#50fa7b" loext:opacity="100%"/>
    </style:style>
    <style:style style:name="T6" style:family="text">
      <style:text-properties fo:color="#8be9fd" loext:opacity="100%"/>
    </style:style>
    <style:style style:name="T7" style:family="text">
      <style:text-properties fo:color="#000000" loext:opacity="100%" style:font-name="Consolas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lab assignment -01</text:p>
      <text:p text:style-name="P1"/>
      <text:p text:style-name="P16">Q1.</text:p>
      <text:p text:style-name="P2"/>
      <text:p text:style-name="P9">R=20; <text:tab/><text:tab/><text:tab/>% <text:s/>define radius of circle</text:p>
      <text:p text:style-name="P10">a=PI*R^2; <text:s/><text:tab/><text:tab/>% <text:s/>Area of the circle</text:p>
      <text:p text:style-name="P4"><text:span text:style-name="T7">C=2*pi*R; <text:s/><text:tab/><text:tab/>% circ</text:span><text:span text:style-name="T3">umferenc</text:span><text:span text:style-name="T4">e</text:span></text:p>
      <text:p text:style-name="P11"/>
      <text:p text:style-name="P11"/>
      <text:p text:style-name="P12">Q2.</text:p>
      <text:p text:style-name="P12"/>
      <text:p text:style-name="P5">x=9*(sqrt(8)-(2/(sqrt(8)+2)^2))-5;</text:p>
      <text:p text:style-name="P12"/>
      <text:p text:style-name="P12">Q3.</text:p>
      <text:p text:style-name="P12"/>
      <text:p text:style-name="P5">X=(sin(pi/9))^2 + (cos(pi/9)^2);</text:p>
      <text:p text:style-name="P6">X;</text:p>
      <text:p text:style-name="P12"/>
      <text:p text:style-name="P12">Q4.</text:p>
      <text:p text:style-name="P12"/>
      <text:p text:style-name="P5">cel=input("Enter temperature in celcious ");</text:p>
      <text:p text:style-name="P6">fah=32+(9*cel/5);</text:p>
      <text:p text:style-name="P6">fah;</text:p>
      <text:p text:style-name="P12"/>
      <text:p text:style-name="P12">Q5.</text:p>
      <text:p text:style-name="P12"/>
      <text:p text:style-name="P7">ones(1:10,1:10)=0.5;</text:p>
      <text:p text:style-name="P6">ones;</text:p>
      <text:p text:style-name="P3"/>
      <text:p text:style-name="P12">Q6.</text:p>
      <text:p text:style-name="P12"/>
      <text:p text:style-name="P5">row=input("Enter your matrix row no. ");</text:p>
      <text:p text:style-name="P6">col=input("Enter your matrix column no. ");</text:p>
      <text:p text:style-name="P6">input_mat=rand(row,col)*100;</text:p>
      <text:p text:style-name="P12"/>
      <text:p text:style-name="P12">Q7.</text:p>
      <text:p text:style-name="P12"/>
      <text:p text:style-name="P5">m=input('marks of quiz 1 : ');</text:p>
      <text:p text:style-name="P6">n=input('marks of mid sem : ');</text:p>
      <text:p text:style-name="P6">o=input('marks of quiz 2 : ');</text:p>
      <text:p text:style-name="P6">p=input('marks of end sem : ');</text:p>
      <text:p text:style-name="P6">q=input('marks of lab work : ');</text:p>
      <text:p text:style-name="P6">s=input('marks of projects : ');</text:p>
      <text:p text:style-name="P8"/>
      <text:p text:style-name="P6">gpa=0.1*((m/20*5+n/50*20+o/20*5+p/100*30+q/100*20+s/50*20));</text:p>
      <text:p text:style-name="P6">disp(["GPA is : " num2str(gpa)]);</text:p>
      <text:p text:style-name="P12"/>
      <text:p text:style-name="P12">Q8.</text:p>
      <text:p text:style-name="P12"><text:soft-page-break/></text:p>
      <text:p text:style-name="P14">matx=randi([50,100],3,3);</text:p>
      <text:p text:style-name="P15">matx_3=matx-3;</text:p>
      <text:p text:style-name="P15">matx_3p=matx/3;</text:p>
      <text:p text:style-name="P15">d=matx_3+matx_3p;</text:p>
      <text:p text:style-name="P15">k=d^2;</text:p>
      <text:p text:style-name="P12"/>
      <text:p text:style-name="P12">Q9.</text:p>
      <text:p text:style-name="P12"/>
      <text:p text:style-name="P14">I=eye(2,2);</text:p>
      <text:p text:style-name="P15">a=[0;0];</text:p>
      <text:p text:style-name="P15">c0=cat(2,I,a);</text:p>
      <text:p text:style-name="P15">new=[0 0 1];</text:p>
      <text:p text:style-name="P15">c1=cat(1,c0,new);</text:p>
      <text:p text:style-name="P12"/>
      <text:p text:style-name="P12">Q10.</text:p>
      <text:p text:style-name="P12"/>
      <text:p text:style-name="P14">i=randi([0,100],3,3);</text:p>
      <text:p text:style-name="P15">b1=i+1;</text:p>
      <text:p text:style-name="P15">b2=i-1;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0T01:56:08.023000000</meta:creation-date>
    <dc:date>2022-11-10T08:08:38.271000000</dc:date>
    <meta:editing-duration>PT23M50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46" meta:word-count="111" meta:character-count="871" meta:non-whitespace-character-count="795"/>
  </office:meta>
</office:document-meta>
</file>